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-5cm"/>
          <draw:glue-point draw:id="5" svg:x="3.889cm" svg:y="-5cm"/>
          <draw:glue-point draw:id="6" svg:x="0cm" svg:y="-5cm"/>
          <draw:glue-point draw:id="7" svg:x="-3.889cm" svg:y="5cm"/>
          <draw:glue-point draw:id="8" svg:x="3.889cm" svg:y="5cm"/>
          <draw:glue-point draw:id="9" svg:x="0cm" svg:y="5cm"/>
          <draw:glue-point draw:id="10" svg:x="-5cm" svg:y="-3.333cm"/>
          <draw:glue-point draw:id="11" svg:x="-5cm" svg:y="3.333cm"/>
          <draw:glue-point draw:id="12" svg:x="-5cm" svg:y="0cm"/>
          <draw:glue-point draw:id="13" svg:x="5cm" svg:y="-3.333cm"/>
          <draw:glue-point draw:id="14" svg:x="5cm" svg:y="3.333cm"/>
          <draw:glue-point draw:id="15" svg:x="5cm" svg:y="0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path draw:style-name="gr2" draw:layer="layout" svg:width="0.494cm" svg:height="0.467cm" svg:x="1.261cm" svg:y="1.483cm" svg:viewBox="0 0 495 468" svg:d="m141 468c-231-134-165-468 99-468s364 300 99 468">
            <text:p/>
          </draw:path>
          <draw:line draw:style-name="gr2" draw:layer="layout" svg:x1="1.392cm" svg:y1="1.933cm" svg:x2="1.375cm" svg:y2="1.817cm">
            <text:p/>
          </draw:line>
          <draw:line draw:style-name="gr2" draw:layer="layout" svg:x1="1.408cm" svg:y1="1.933cm" svg:x2="1.275cm" svg:y2="1.933cm">
            <text:p/>
          </draw:line>
          <draw:line draw:style-name="gr2" draw:layer="layout" svg:x1="0.333cm" svg:y1="0cm" svg:x2="2.667cm" svg:y2="0cm">
            <text:p/>
          </draw:line>
          <draw:line draw:style-name="gr2" draw:layer="layout" svg:x1="0.333cm" svg:y1="2cm" svg:x2="2.667cm" svg:y2="2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3cm" svg:y1="0.333cm" svg:x2="3cm" svg:y2="1.667cm">
            <text:p/>
          </draw:line>
          <draw:frame draw:style-name="gr3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Activity-Looping</dc:title>
    <meta:creation-date>2011-02-07T16:51:27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